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CA" xlink:type="simple">California</text:a>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CT" xlink:type="simple">Connecticut</text:a>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A" xlink:type="simple">Massachusetts</text:a>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J" xlink:type="simple">New Jersey</text:a>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Y" xlink:type="simple">New York</text:a>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CO" xlink:type="simple">Colorado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DE" xlink:type="simple">Delaware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HI" xlink:type="simple">Hawaii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IL" xlink:type="simple">Illinois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D" xlink:type="simple">Maryland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OR" xlink:type="simple">Oregon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RI" xlink:type="simple">Rhode Island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WA" xlink:type="simple">Washington</text:a>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VA" xlink:type="simple">Virginia</text:a>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N" xlink:type="simple">Minnesota</text:a>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PA" xlink:type="simple">Pennsylvania</text:a>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I" xlink:type="simple">Michigan</text:a>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V" xlink:type="simple">Nevada</text:a>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M" xlink:type="simple">New Mexico</text:a>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VT" xlink:type="simple">Vermont</text:a>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E" xlink:type="simple">Maine</text:a>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WI" xlink:type="simple">Wisconsin</text:a>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FL" xlink:type="simple">Florida</text:a>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E" xlink:type="simple">Nebraska</text:a>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C" xlink:type="simple">North Carolina</text:a>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IN" xlink:type="simple">Indiana</text:a>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H" xlink:type="simple">New Hampshire</text:a>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OH" xlink:type="simple">Ohio</text:a>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AL" xlink:type="simple">Alabam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AK" xlink:type="simple">Alask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AZ" xlink:type="simple">Arizon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AR" xlink:type="simple">Arkansas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GA" xlink:type="simple">Georgi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ID" xlink:type="simple">Idaho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IA" xlink:type="simple">Iow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KS" xlink:type="simple">Kansas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KY" xlink:type="simple">Kentucky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LA" xlink:type="simple">Louisian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S" xlink:type="simple">Mississippi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O" xlink:type="simple">Missouri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MT" xlink:type="simple">Montan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ND" xlink:type="simple">North Dakot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OK" xlink:type="simple">Oklahom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SC" xlink:type="simple">South Carolin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SD" xlink:type="simple">South Dakot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TN" xlink:type="simple">Tennessee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TX" xlink:type="simple">Texas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UT" xlink:type="simple">Utah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WV" xlink:type="simple">West Virginia</text:a>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a xlink:href="https://giffords.org/lawcenter/resources/scorecard/?scorecard=WY" xlink:type="simple">Wyoming</text:a>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9:31:18.13681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8:40:53.476828200</meta:creation-date>
    <dc:date>2025-04-16T19:31:38.728354900</dc:date>
    <meta:editing-duration>PT22S</meta:editing-duration>
    <meta:editing-cycles>2</meta:editing-cycles>
    <meta:generator>LibreOffice/25.2.1.2$Windows_X86_64 LibreOffice_project/d3abf4aee5fd705e4a92bba33a32f40bc4e56f49</meta:generator>
    <meta:document-statistic meta:table-count="1" meta:cell-count="102" meta:object-count="0"/>
  </office:meta>
</office:document-meta>
</file>